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984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002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5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5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office:value-type="string" calcext:value-type="string">
            <text:p>=</text:p>
          </table:table-cell>
          <table:table-cell table:number-columns-repeated="7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8173.4" calcext:value-type="float">
            <text:p>8,173.40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4504" calcext:value-type="string">
            <text:p>00000000000000000000045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4878.24" calcext:value-type="float">
            <text:p>4,878.24</text:p>
          </table:table-cell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2002" calcext:value-type="string">
            <text:p>0000000000000000000002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436310.073444445" calcext:value-type="float">
            <text:p>436,310.07</text:p>
          </table:table-cell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2903" calcext:value-type="string">
            <text:p>0000000000000000000002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45288.51" calcext:value-type="float">
            <text:p>45,288.51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4103" calcext:value-type="string">
            <text:p>0000000000000000000004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36319.1" calcext:value-type="float">
            <text:p>36,319.10</text:p>
          </table:table-cell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2003" calcext:value-type="string">
            <text:p>0000000000000000000002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46337.58" calcext:value-type="float">
            <text:p>46,337.58</text:p>
          </table:table-cell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4601" calcext:value-type="string">
            <text:p>0000000000000000000004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39396.8" calcext:value-type="float">
            <text:p>39,396.80</text:p>
          </table:table-cell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4002" calcext:value-type="string">
            <text:p>0000000000000000000004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7729.27" calcext:value-type="float">
            <text:p>7,729.27</text:p>
          </table:table-cell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2400" calcext:value-type="string">
            <text:p>0000000000000000000002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4328.28" calcext:value-type="float">
            <text:p>4,328.28</text:p>
          </table:table-cell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13782.99" calcext:value-type="float">
            <text:p>13,782.99</text:p>
          </table:table-cell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2900" calcext:value-type="string">
            <text:p>0000000000000000000002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29653.37" calcext:value-type="float">
            <text:p>29,653.37</text:p>
          </table:table-cell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3302" calcext:value-type="string">
            <text:p>0000000000000000000003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50467.7" calcext:value-type="float">
            <text:p>50,467.70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3201" calcext:value-type="string">
            <text:p>0000000000000000000003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636149.680000001" calcext:value-type="float">
            <text:p>636,149.68</text:p>
          </table:table-cell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4508" calcext:value-type="string">
            <text:p>00000000000000000000045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76582.58" calcext:value-type="float">
            <text:p>76,582.58</text:p>
          </table:table-cell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2904" calcext:value-type="string">
            <text:p>00000000000000000000029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16511.65" calcext:value-type="float">
            <text:p>16,511.65</text:p>
          </table:table-cell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3102" calcext:value-type="string">
            <text:p>0000000000000000000003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54729.36" calcext:value-type="float">
            <text:p>54,729.36</text:p>
          </table:table-cell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4300" calcext:value-type="string">
            <text:p>0000000000000000000004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300</text:p>
          </table:table-cell>
          <table:table-cell office:value-type="float" office:value="45023.32" calcext:value-type="float">
            <text:p>45,023.32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3601" calcext:value-type="string">
            <text:p>0000000000000000000003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29276.71" calcext:value-type="float">
            <text:p>29,276.71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2004" calcext:value-type="string">
            <text:p>00000000000000000000020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73766.56" calcext:value-type="float">
            <text:p>73,766.56</text:p>
          </table:table-cell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2902" calcext:value-type="string">
            <text:p>0000000000000000000002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6105.24" calcext:value-type="float">
            <text:p>6,105.24</text:p>
          </table:table-cell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4101" calcext:value-type="string">
            <text:p>0000000000000000000004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34314.96" calcext:value-type="float">
            <text:p>34,314.96</text:p>
          </table:table-cell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2901" calcext:value-type="string">
            <text:p>0000000000000000000002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132208" calcext:value-type="float">
            <text:p>132,208.00</text:p>
          </table:table-cell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2701" calcext:value-type="string">
            <text:p>0000000000000000000002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2434.29" calcext:value-type="float">
            <text:p>2,434.29</text:p>
          </table:table-cell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3802" calcext:value-type="string">
            <text:p>0000000000000000000003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24344.68" calcext:value-type="float">
            <text:p>24,344.68</text:p>
          </table:table-cell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4507" calcext:value-type="string">
            <text:p>00000000000000000000045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60685.81" calcext:value-type="float">
            <text:p>60,685.81</text:p>
          </table:table-cell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4503" calcext:value-type="string">
            <text:p>0000000000000000000004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24043.77" calcext:value-type="float">
            <text:p>24,043.77</text:p>
          </table:table-cell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3801" calcext:value-type="string">
            <text:p>0000000000000000000003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61887.43" calcext:value-type="float">
            <text:p>61,887.43</text:p>
          </table:table-cell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3304" calcext:value-type="string">
            <text:p>0000000000000000000003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59152.04" calcext:value-type="float">
            <text:p>59,152.04</text:p>
          </table:table-cell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4203" calcext:value-type="string">
            <text:p>0000000000000000000004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424260.63" calcext:value-type="float">
            <text:p>424,260.63</text:p>
          </table:table-cell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4502" calcext:value-type="string">
            <text:p>0000000000000000000004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36377.27" calcext:value-type="float">
            <text:p>36,377.27</text:p>
          </table:table-cell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4602" calcext:value-type="string">
            <text:p>0000000000000000000004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27521.84" calcext:value-type="float">
            <text:p>27,521.84</text:p>
          </table:table-cell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4201" calcext:value-type="string">
            <text:p>0000000000000000000004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82174.7" calcext:value-type="float">
            <text:p>82,174.70</text:p>
          </table:table-cell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3901" calcext:value-type="string">
            <text:p>0000000000000000000003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30045.72" calcext:value-type="float">
            <text:p>30,045.72</text:p>
          </table:table-cell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4102" calcext:value-type="string">
            <text:p>0000000000000000000004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45679.2" calcext:value-type="float">
            <text:p>45,679.20</text:p>
          </table:table-cell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3303" calcext:value-type="string">
            <text:p>0000000000000000000003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8998.22" calcext:value-type="float">
            <text:p>8,998.22</text:p>
          </table:table-cell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2001" calcext:value-type="string">
            <text:p>0000000000000000000002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2336.89" calcext:value-type="float">
            <text:p>2,336.89</text:p>
          </table:table-cell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3803" calcext:value-type="string">
            <text:p>0000000000000000000003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326872.47" calcext:value-type="float">
            <text:p>326,872.47</text:p>
          </table:table-cell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4505" calcext:value-type="string">
            <text:p>00000000000000000000045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212000.24" calcext:value-type="float">
            <text:p>212,000.24</text:p>
          </table:table-cell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3902" calcext:value-type="string">
            <text:p>0000000000000000000003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5147.37" calcext:value-type="float">
            <text:p>5,147.37</text:p>
          </table:table-cell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4700" calcext:value-type="string">
            <text:p>0000000000000000000004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10862.87" calcext:value-type="float">
            <text:p>10,862.87</text:p>
          </table:table-cell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3701" calcext:value-type="string">
            <text:p>0000000000000000000003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988.32" calcext:value-type="float">
            <text:p>988.32</text:p>
          </table:table-cell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4202" calcext:value-type="string">
            <text:p>0000000000000000000004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63252.06" calcext:value-type="float">
            <text:p>63,252.06</text:p>
          </table:table-cell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4506" calcext:value-type="string">
            <text:p>00000000000000000000045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28576.04" calcext:value-type="float">
            <text:p>28,576.04</text:p>
          </table:table-cell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4001" calcext:value-type="string">
            <text:p>0000000000000000000004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RZO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7697.79" calcext:value-type="float">
            <text:p>7,697.79</text:p>
          </table:table-cell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 table:number-rows-repeated="86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3-31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DIARIA MARZO 2014" calcext:value-type="string">
            <text:p>PROVISION ANTIGUEDAD PRESTACIONES SOCIALES DIARIA MARZ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4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3-31','---','-------------------------','PROVISION ANTIGUEDAD PRESTACIONES SOCIALES DIARIA MARZO 2014',1,'-','----------','----------',0,0,0,0,'--','SIGESP');" calcext:value-type="string">
            <text:p>INSERT INTO sigesp_cmp VALUES('0001','SCGCMP','0','2014-03-31','---','-------------------------','PROVISION ANTIGUEDAD PRESTACIONES SOCIALES DIARIA MARZO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5:46:43.5424540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5:50:16.613181299</dc:date>
    <dc:creator>Juan Plablo</dc:creator>
    <meta:editing-duration>PT4H36S</meta:editing-duration>
    <meta:editing-cycles>30</meta:editing-cycles>
    <meta:generator>LibreOffice/4.1.4.2$Linux_X86_64 LibreOffice_project/410m0$Build-2</meta:generator>
    <meta:document-statistic meta:table-count="2" meta:cell-count="721" meta:object-count="0"/>
  </office:meta>
</office:document-meta>
</file>